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d9d9e3"/>
    </style:style>
    <style:style style:name="P2" style:family="paragraph" style:parent-style-name="Text_20_body" style:list-style-name="L1">
      <style:paragraph-properties fo:padding="0.049cm" fo:border="0.002cm solid #d9d9e3"/>
    </style:style>
    <style:style style:name="P3" style:family="paragraph" style:parent-style-name="Text_20_body" style:list-style-name="L2">
      <style:paragraph-properties fo:padding="0.049cm" fo:border="0.002cm solid #d9d9e3"/>
    </style:style>
    <style:style style:name="P4" style:family="paragraph" style:parent-style-name="Text_20_body" style:list-style-name="L1">
      <style:paragraph-properties fo:margin-top="0cm" fo:margin-bottom="0cm" fo:padding="0.049cm" fo:border="0.002cm solid #d9d9e3"/>
    </style:style>
    <style:style style:name="P5" style:family="paragraph" style:parent-style-name="Text_20_body" style:list-style-name="L2">
      <style:paragraph-properties fo:margin-top="0cm" fo:margin-bottom="0cm" fo:padding="0.049cm" fo:border="0.002cm solid #d9d9e3"/>
    </style:style>
    <style:style style:name="P6" style:family="paragraph" style:parent-style-name="Preformatted_20_Text" style:list-style-name="L2">
      <style:paragraph-properties fo:margin-top="0cm" fo:margin-bottom="0.499cm" fo:padding="0.049cm" fo:border="0.002cm solid #d9d9e3"/>
    </style:style>
    <style:style style:name="P7" style:family="paragraph" style:parent-style-name="Preformatted_20_Text" style:list-style-name="L2">
      <style:paragraph-properties fo:padding="0.049cm" fo:border="0.002cm solid #d9d9e3"/>
    </style:style>
    <style:style style:name="P8" style:family="paragraph" style:parent-style-name="Heading_20_3">
      <style:paragraph-properties fo:padding="0.049cm" fo:border="0.002cm solid #d9d9e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loying a Spring Boot application with Docker to Heroku involves a few steps. Here's a general outline:</text:p>
      <text:h text:style-name="P8" text:outline-level="3">Prerequisites:</text:h>
      <text:list xml:id="list8149340549682011294" text:style-name="L1">
        <text:list-item>
          <text:p text:style-name="P4">Heroku CLI installed</text:p>
        </text:list-item>
        <text:list-item>
          <text:p text:style-name="P4">Docker installed</text:p>
        </text:list-item>
        <text:list-item>
          <text:p text:style-name="P2">Heroku account</text:p>
        </text:list-item>
      </text:list>
      <text:h text:style-name="P8" text:outline-level="3">Steps:</text:h>
      <text:list xml:id="list849841610168251745" text:style-name="L2">
        <text:list-item>
          <text:p text:style-name="P3"><text:span text:style-name="Strong_20_Emphasis">Create a Spring Boot Application:</text:span></text:p>
          <text:list>
            <text:list-item>
              <text:p text:style-name="P5">Create a simple Spring Boot application or use an existing one.</text:p>
            </text:list-item>
          </text:list>
        </text:list-item>
        <text:list-item>
          <text:p text:style-name="P3"><text:span text:style-name="Strong_20_Emphasis">Dockerize the Application:</text:span></text:p>
          <text:list>
            <text:list-item>
              <text:p text:style-name="P5">Create a <text:span text:style-name="Source_20_Text">Dockerfile</text:span> in the root directory of your Spring Boot project.</text:p>
            </text:list-item>
            <text:list-item>
              <text:p text:style-name="P3">An example <text:span text:style-name="Source_20_Text">Dockerfile</text:span> might look like this:</text:p>
            </text:list-item>
          </text:list>
          <text:p text:style-name="P7">DockerfileCopy code</text:p>
          <text:p text:style-name="P7"><text:span text:style-name="Source_20_Text">FROM adoptopenjdk/openjdk11:alpine-jre</text:span></text:p>
          <text:p text:style-name="P7"/>
          <text:p text:style-name="P7"><text:span text:style-name="Source_20_Text">ARG JAR_FILE=target/*.jar</text:span></text:p>
          <text:p text:style-name="P7"><text:span text:style-name="Source_20_Text">COPY ${JAR_FILE} app.jar</text:span></text:p>
          <text:p text:style-name="P7"/>
          <text:p text:style-name="P6"><text:span text:style-name="Source_20_Text">ENTRYPOINT ["java","-jar","/app.jar"]</text:span></text:p>
        </text:list-item>
        <text:list-item>
          <text:p text:style-name="P3"><text:span text:style-name="Strong_20_Emphasis">Build the Docker Image:</text:span></text:p>
          <text:list>
            <text:list-item>
              <text:p text:style-name="P5">Open a terminal and navigate to your project directory.</text:p>
            </text:list-item>
            <text:list-item>
              <text:p text:style-name="P3">Build the Docker image using the command:</text:p>
              <text:p text:style-name="P7">arduinoCopy code</text:p>
              <text:p text:style-name="P6"><text:span text:style-name="Source_20_Text">docker build -t your-image-name .</text:span></text:p>
            </text:list-item>
          </text:list>
        </text:list-item>
        <text:list-item>
          <text:p text:style-name="P3"><text:span text:style-name="Strong_20_Emphasis">Run the Docker Container Locally (Optional):</text:span></text:p>
          <text:list>
            <text:list-item>
              <text:p text:style-name="P3">To test the Docker image locally, run:</text:p>
              <text:p text:style-name="P7">arduinoCopy code</text:p>
              <text:p text:style-name="P6"><text:span text:style-name="Source_20_Text">docker run -p 8080:8080 your-image-name</text:span></text:p>
              <text:p text:style-name="P5">Replace <text:span text:style-name="Source_20_Text">your-image-name</text:span> with the name you used in the <text:span text:style-name="Source_20_Text">docker build</text:span> command.</text:p>
            </text:list-item>
          </text:list>
        </text:list-item>
        <text:list-item>
          <text:p text:style-name="P3"><text:span text:style-name="Strong_20_Emphasis">Login to Heroku:</text:span></text:p>
          <text:list>
            <text:list-item>
              <text:p text:style-name="P3">Log in to Heroku via the terminal:</text:p>
              <text:p text:style-name="P7">Copy code</text:p>
              <text:p text:style-name="P6"><text:span text:style-name="Source_20_Text">heroku login</text:span></text:p>
            </text:list-item>
          </text:list>
        </text:list-item>
        <text:list-item>
          <text:p text:style-name="P3"><text:span text:style-name="Strong_20_Emphasis">Create a Heroku App:</text:span></text:p>
          <text:list>
            <text:list-item>
              <text:p text:style-name="P3">Create a new Heroku app:</text:p>
              <text:p text:style-name="P7">luaCopy code</text:p>
              <text:p text:style-name="P6"><text:span text:style-name="Source_20_Text">heroku create your-app-name</text:span></text:p>
              <text:p text:style-name="P5"><text:soft-page-break/>Replace <text:span text:style-name="Source_20_Text">your-app-name</text:span> with your desired app name.</text:p>
            </text:list-item>
          </text:list>
        </text:list-item>
        <text:list-item>
          <text:p text:style-name="P3"><text:span text:style-name="Strong_20_Emphasis">Push the Docker Image to Heroku Container Registry:</text:span></text:p>
          <text:list>
            <text:list-item>
              <text:p text:style-name="P3">Log in to the Heroku Container Registry:</text:p>
              <text:p text:style-name="P7">Copy code</text:p>
              <text:p text:style-name="P6"><text:span text:style-name="Source_20_Text">heroku container:login</text:span></text:p>
            </text:list-item>
            <text:list-item>
              <text:p text:style-name="P3">Push your Docker image to the Heroku Container Registry:</text:p>
              <text:p text:style-name="P7">bashCopy code</text:p>
              <text:p text:style-name="P7"><text:span text:style-name="Source_20_Text">docker tag your-image-name registry.heroku.com/your-app-name/web</text:span></text:p>
              <text:p text:style-name="P6"><text:span text:style-name="Source_20_Text">docker push registry.heroku.com/your-app-name/web</text:span></text:p>
              <text:p text:style-name="P5">Replace <text:span text:style-name="Source_20_Text">your-image-name</text:span> and <text:span text:style-name="Source_20_Text">your-app-name</text:span> accordingly.</text:p>
            </text:list-item>
          </text:list>
        </text:list-item>
        <text:list-item>
          <text:p text:style-name="P3"><text:span text:style-name="Strong_20_Emphasis">Release the App on Heroku:</text:span></text:p>
          <text:list>
            <text:list-item>
              <text:p text:style-name="P3">Release the Docker image to your Heroku app:</text:p>
              <text:p text:style-name="P7">arduinoCopy code</text:p>
              <text:p text:style-name="P6"><text:span text:style-name="Source_20_Text">heroku container:release web -a your-app-name</text:span></text:p>
            </text:list-item>
          </text:list>
        </text:list-item>
        <text:list-item>
          <text:p text:style-name="P3"><text:span text:style-name="Strong_20_Emphasis">Access Your Deployed Application:</text:span></text:p>
          <text:list>
            <text:list-item>
              <text:p text:style-name="P3">Once deployed, access your Spring Boot application on Heroku using:</text:p>
              <text:p text:style-name="P7">arduinoCopy code</text:p>
              <text:p text:style-name="P6"><text:span text:style-name="Source_20_Text">heroku open -a your-app-name</text:span></text:p>
            </text:list-item>
          </text:list>
        </text:list-item>
      </text:list>
      <text:p text:style-name="P1">Remember to replace <text:span text:style-name="Source_20_Text">your-image-name</text:span> and <text:span text:style-name="Source_20_Text">your-app-name</text:span> with your specific image name and Heroku app name. This is a high-level overview; ensure your configurations align with Heroku's current standards and updates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53" meta:word-count="325" meta:character-count="2035"/>
    <dc:date>2024-01-02T19:16:24.40</dc:date>
    <dc:creator>mourad zamoun</dc:creator>
    <meta:generator>OpenOffice/4.1.14$Win32 OpenOffice.org_project/4114m1$Build-9811</meta:generator>
  </office:meta>
</office:document-meta>
</file>